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PropertyValuesTests.iteratorIsEmptyForEmp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PropertyValuesTests.tes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tablePropertyValuesTests.testChangesOn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ablePropertyValuesTests.testAddO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tablePropertyValuesTests.iteratorContains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tablePropertyValuesTests.testChangeOfOn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tablePropertyValuesTests.streamContainsProperty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PropertyValuesTests.streamIsEmptyForEmp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